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200000422000001720E24281C.wmf"/>
  <manifest:file-entry manifest:media-type="image/png" manifest:full-path="Pictures/100002000000001E0000001EB22C1211.png"/>
  <manifest:file-entry manifest:media-type="image/png" manifest:full-path="Pictures/10000000000004FA000000196EE4D4B2.png"/>
  <manifest:file-entry manifest:media-type="image/png" manifest:full-path="Pictures/100002000000000C0000000C96A3E806.png"/>
  <manifest:file-entry manifest:media-type="image/png" manifest:full-path="Pictures/10000200000000190000001951C040DF.png"/>
  <manifest:file-entry manifest:media-type="image/png" manifest:full-path="Pictures/100002000000000C0000000C42838F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-notes">
      <style:graphic-properties draw:fill-color="#ffffff" draw:auto-grow-height="true" fo:min-height="11.025cm"/>
    </style:style>
  </office:automatic-styles>
  <office:body>
    <office:presentation>
      <draw:page draw:name="page1" draw:style-name="dp1" draw:master-page-name="Slide">
        <presentation:notes draw:style-name="dp2">
          <draw:page-thumbnail draw:style-name="gr1" draw:layer="layout" svg:width="13.794cm" svg:height="10.8cm" svg:x="2.47cm" svg:y="2.25cm" draw:page-number="1" presentation:class="page"/>
          <draw:frame presentation:style-name="pr1" draw:layer="layout" svg:width="15.235cm" svg:height="11.025cm" svg:x="1.852cm" svg:y="14.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141f28" draw:end-color="#273f4f" draw:start-intensity="100%" draw:end-intensity="100%" draw:angle="2700" draw:border="0%"/>
    <draw:gradient draw:name="Gradient_20_2" draw:display-name="Gradient 2" draw:style="linear" draw:start-color="#273f4f" draw:end-color="#2a69ae" draw:start-intensity="100%" draw:end-intensity="100%" draw:angle="2700" draw:border="0%"/>
    <draw:gradient draw:name="Gradient_20_3" draw:display-name="Gradient 3" draw:style="linear" draw:start-color="#273f4f" draw:end-color="#16528e" draw:start-intensity="100%" draw:end-intensity="100%" draw:angle="2700" draw:border="0%"/>
    <draw:gradient draw:name="Gradient_20_4" draw:display-name="Gradient 4" draw:style="linear" draw:start-color="#16528e" draw:end-color="#273f4f" draw:start-intensity="100%" draw:end-intensity="100%" draw:angle="2700" draw:border="0%"/>
    <draw:gradient draw:name="night1" draw:style="linear" draw:start-color="#0047ff" draw:end-color="#000080" draw:start-intensity="100%" draw:end-intensity="100%" draw:angle="1800" draw:border="0%"/>
    <draw:gradient draw:name="night2" draw:style="radial" draw:cx="30%" draw:cy="50%" draw:start-color="#000080" draw:end-color="#0099ff" draw:start-intensity="100%" draw:end-intensity="100%" draw:border="0%"/>
    <draw:fill-image draw:name="Espirales" xlink:href="Pictures/10000000000004FA000000196EE4D4B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-background" style:family="presentation">
      <style:graphic-properties draw:stroke="none" draw:fill="solid" draw:fill-color="#273f4f" draw:textarea-horizontal-align="center" draw:textarea-vertical-align="middle"/>
      <style:paragraph-properties fo:text-align="center"/>
    </style:style>
    <style:style style:name="Slide-backgroundobjects" style:family="presentation">
      <style:graphic-properties draw:shadow="hidden" draw:shadow-offset-x="0.3cm" draw:shadow-offset-y="0.3cm" draw:shadow-color="#808080"/>
    </style:style>
    <style:style style:name="Slide-notes" style:family="presentation">
      <style:graphic-properties draw:stroke="none" draw:fill="none">
        <text:list-style style:name="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nl" fo:country="BE" fo:font-style="normal" fo:text-shadow="none" style:text-underline-style="none" fo:font-weight="normal" style:font-family-asian="'HG Mincho Light J'" style:font-pitch-asian="variable" style:font-size-asian="12pt" style:language-asian="nl" style:country-asian="BE" style:font-style-asian="normal" style:font-weight-asian="normal" style:font-family-complex="'Arial Unicode MS'" style:font-pitch-complex="variable" style:font-size-complex="12pt" style:language-complex="nl" style:country-complex="BE" style:font-style-complex="normal" style:font-weight-complex="normal" style:font-relief="none"/>
    </style:style>
    <style:style style:name="Slide-outline1" style:family="presentation">
      <style:graphic-properties draw:stroke="none" draw:fill="none">
        <text:list-style style:name="Slide-outline1">
          <text:list-level-style-image text:level="1" xlink:href="Pictures/100002000000001E0000001EB22C1211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image text:level="2" xlink:href="Pictures/10000200000000190000001951C040DF.png" xlink:type="simple" xlink:show="embed" xlink:actuate="onLoad">
            <style:list-level-properties text:space-before="1.27cm" text:min-label-width="0.793cm" style:vertical-pos="middle" style:vertical-rel="line" fo:width="0.533cm" fo:height="0.533cm"/>
          </text:list-level-style-image>
          <text:list-level-style-image text:level="3" xlink:href="Pictures/100002000000000C0000000C42838FF9.png" xlink:type="simple" xlink:show="embed" xlink:actuate="onLoad">
            <style:list-level-properties text:space-before="2.54cm" text:min-label-width="0.635cm" style:vertical-pos="middle" style:vertical-rel="line" fo:width="0.305cm" fo:height="0.305cm"/>
          </text:list-level-style-image>
          <text:list-level-style-image text:level="4" xlink:href="Pictures/100002000000000C0000000C96A3E806.png" xlink:type="simple" xlink:show="embed" xlink:actuate="onLoad">
            <style:list-level-properties text:space-before="3.81cm" text:min-label-width="0.635cm" style:vertical-pos="middle" style:vertical-rel="line" fo:width="0.229cm" fo:height="0.229cm"/>
          </text:list-level-style-image>
          <text:list-level-style-image text:level="5" xlink:href="Pictures/200000A200000422000001720E24281C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6" xlink:href="Pictures/200000A200000422000001720E24281C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7" xlink:href="Pictures/200000A200000422000001720E24281C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8" xlink:href="Pictures/200000A200000422000001720E24281C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outline2" style:family="presentation" style:parent-style-name="Slide-outline1">
      <style:paragraph-properties fo:margin-left="0cm" fo:margin-right="0cm" fo:margin-top="0.246cm" fo:margin-bottom="0cm" fo:line-height="103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8pt" fo:language="nl" fo:country="BE" fo:font-style="normal" fo:text-shadow="1pt 1pt" style:text-underline-style="none" fo:font-weight="normal" style:font-size-asian="28pt" style:language-asian="nl" style:country-asian="BE" style:font-size-complex="28pt" style:language-complex="nl" style:country-complex="BE" style:font-relief="none"/>
    </style:style>
    <style:style style:name="Slide-outline3" style:family="presentation" style:parent-style-name="Slide-outline2">
      <style:paragraph-properties fo:margin-left="0cm" fo:margin-right="0cm" fo:margin-top="0.211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4pt" fo:language="nl" fo:country="BE" fo:font-style="normal" fo:text-shadow="none" style:text-underline-style="none" fo:font-weight="normal" style:font-size-asian="24pt" style:language-asian="nl" style:country-asian="BE" style:font-size-complex="24pt" style:language-complex="nl" style:country-complex="BE" style:font-relief="none"/>
    </style:style>
    <style:style style:name="Slide-outline4" style:family="presentation" style:parent-style-name="Slide-outline3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5" style:family="presentation" style:parent-style-name="Slide-outline4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6" style:family="presentation" style:parent-style-name="Slide-outline5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7" style:family="presentation" style:parent-style-name="Slide-outline6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8" style:family="presentation" style:parent-style-name="Slide-outline7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9" style:family="presentation" style:parent-style-name="Slide-outline8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">
            <style:list-level-properties/>
            <style:text-properties fo:font-family="Wingdings" style:font-pitch="variable" style:font-charset="x-symbol" fo:color="#8cf377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16528e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ff" fo:font-size="5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eaeaea" fo:font-size="45%"/>
          </text:list-level-style-bullet>
          <text:list-level-style-bullet text:level="5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6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7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8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9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•">
            <style:list-level-properties/>
            <style:text-properties fo:font-family="'Arial Narrow'" style:font-family-generic="swiss" style:font-pitch="variable" fo:color="#feeb9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b9a" style:text-outline="false" style:text-line-through-style="none" style:text-position="0% 100%" fo:font-family="Arial" style:font-family-generic="swiss" style:font-pitch="variable" fo:font-size="36pt" fo:language="nl" fo:country="BE" fo:font-style="normal" fo:text-shadow="none" style:text-underline-style="none" fo:font-weight="bold" style:font-family-asian="'HG Mincho Light J'" style:font-pitch-asian="variable" style:font-size-asian="36pt" style:language-asian="nl" style:country-asian="BE" style:font-style-asian="normal" style:font-weight-asian="normal" style:font-family-complex="'Arial Unicode MS'" style:font-pitch-complex="variable" style:font-size-complex="36pt" style:language-complex="nl" style:country-complex="BE" style:font-style-complex="normal" style:font-weight-complex="normal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73f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141f28" draw:fill-gradient-name="Gradient_20_1" draw:textarea-horizontal-align="center" draw:textarea-vertical-align="middle" draw:shadow-color="#000000"/>
    </style:style>
    <style:style style:name="Mgr4" style:family="graphic" style:parent-style-name="standard">
      <style:graphic-properties draw:stroke="none" draw:fill="gradient" draw:fill-color="#2a69ae" draw:fill-gradient-name="Gradient_20_2" draw:textarea-horizontal-align="center" draw:textarea-vertical-align="middle" draw:shadow-color="#000000"/>
    </style:style>
    <style:style style:name="Mgr5" style:family="graphic" style:parent-style-name="standard">
      <style:graphic-properties draw:stroke="none" draw:fill="none" draw:fill-color="#16528e" draw:textarea-horizontal-align="left" draw:textarea-vertical-align="bottom" draw:auto-grow-height="true" draw:auto-grow-width="false" fo:min-height="1.091cm" fo:min-width="0cm" fo:padding-top="0.13cm" fo:padding-bottom="0.13cm" fo:padding-left="0.25cm" fo:padding-right="0.25cm" draw:shadow-color="#000000"/>
    </style:style>
    <style:style style:name="Mgr6" style:family="graphic" style:parent-style-name="standard">
      <style:graphic-properties draw:stroke="none" draw:fill="gradient" draw:fill-color="#16528e" draw:fill-gradient-name="Gradient_20_3" draw:textarea-horizontal-align="center" draw:textarea-vertical-align="middle" draw:shadow-color="#000000"/>
    </style:style>
    <style:style style:name="Mgr7" style:family="graphic" style:parent-style-name="standard">
      <style:graphic-properties draw:stroke="none" draw:fill="none" draw:fill-color="#2a69ae" draw:textarea-horizontal-align="center" draw:textarea-vertical-align="middle" draw:shadow-color="#000000"/>
    </style:style>
    <style:style style:name="Mgr8" style:family="graphic" style:parent-style-name="standard">
      <style:graphic-properties draw:stroke="none" draw:fill="gradient" draw:fill-color="#16528e" draw:fill-gradient-name="Gradient_20_4" draw:textarea-horizontal-align="center" draw:textarea-vertical-align="middle" draw:shadow-color="#000000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1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" style:page-layout-name="PM1" draw:style-name="Mdp1">
      <draw:rect draw:style-name="Mgr3" draw:text-style-name="MP3" draw:layer="backgroundobjects" svg:width="16.8cm" svg:height="3.5cm" draw:transform="rotate (-1.57079632679579) translate (27.998cm 3.033cm)">
        <text:p/>
      </draw:rect>
      <draw:rect draw:style-name="Mgr4" draw:text-style-name="MP3" draw:layer="backgroundobjects" svg:width="1.113cm" svg:height="28cm" draw:transform="rotate (-1.57079632679579) translate (28cm 19.886cm)">
        <text:p/>
      </draw:rect>
      <draw:rect draw:style-name="Mgr4" draw:text-style-name="MP3" draw:layer="backgroundobjects" svg:width="3.034cm" svg:height="28cm" draw:transform="rotate (-1.57079632679579) translate (28cm 0cm)">
        <text:p/>
      </draw:rect>
      <draw:frame presentation:style-name="Slide-title" draw:layer="backgroundobjects" svg:width="24.734cm" svg:height="2.334cm" svg:x="1.555cm" svg:y="0.466cm" presentation:class="title" presentation:placeholder="true">
        <draw:text-box/>
      </draw:frame>
      <draw:frame presentation:style-name="Slide-outline1" draw:layer="backgroundobjects" svg:width="23.8cm" svg:height="13.86cm" svg:x="2.1cm" svg:y="4.2cm" presentation:class="outline" presentation:placeholder="true">
        <draw:text-box/>
      </draw:frame>
      <draw:frame draw:style-name="Mgr5" draw:layer="backgroundobjects" svg:width="5.834cm" svg:height="1.351cm" svg:x="2.1cm" svg:y="19.541cm">
        <draw:text-box>
          <text:p/>
        </draw:text-box>
      </draw:frame>
      <draw:rect draw:style-name="Mgr6" draw:text-style-name="MP3" draw:layer="backgroundobjects" svg:width="23.265cm" svg:height="0.054cm" svg:x="0cm" svg:y="3.266cm">
        <text:p/>
      </draw:rect>
      <draw:rect draw:style-name="Mgr6" draw:text-style-name="MP3" draw:layer="backgroundobjects" svg:width="23.265cm" svg:height="0.054cm" svg:x="0cm" svg:y="3.5cm">
        <text:p/>
      </draw:rect>
      <draw:rect draw:style-name="Mgr6" draw:text-style-name="MP3" draw:layer="backgroundobjects" svg:width="23.265cm" svg:height="0.053cm" svg:x="0cm" svg:y="3.733cm">
        <text:p/>
      </draw:rect>
      <draw:rect draw:style-name="Mgr7" draw:text-style-name="MP3" draw:layer="backgroundobjects" svg:width="28cm" svg:height="0.001cm" svg:x="0cm" svg:y="10.092cm">
        <text:p/>
      </draw:rect>
      <draw:rect draw:style-name="Mgr6" draw:text-style-name="MP3" draw:layer="backgroundobjects" svg:width="23.265cm" svg:height="0.054cm" svg:x="0cm" svg:y="19.6cm">
        <text:p/>
      </draw:rect>
      <draw:rect draw:style-name="Mgr8" draw:text-style-name="MP3" draw:layer="backgroundobjects" svg:width="0.054cm" svg:height="7.02cm" draw:transform="rotate (1.5707963267946) translate (20.975cm 3.071cm)">
        <text:p/>
      </draw:rect>
      <draw:rect draw:style-name="Mgr8" draw:text-style-name="MP3" draw:layer="backgroundobjects" svg:width="0.054cm" svg:height="7.02cm" draw:transform="rotate (1.5707963267946) translate (20.975cm 4.471cm)">
        <text:p/>
      </draw:rect>
      <draw:rect draw:style-name="Mgr8" draw:text-style-name="MP3" draw:layer="backgroundobjects" svg:width="0.054cm" svg:height="7.02cm" draw:transform="rotate (1.5707963267946) translate (20.975cm 5.871cm)">
        <text:p/>
      </draw:rect>
      <draw:rect draw:style-name="Mgr8" draw:text-style-name="MP3" draw:layer="backgroundobjects" svg:width="0.054cm" svg:height="7.02cm" draw:transform="rotate (1.5707963267946) translate (20.975cm 7.271cm)">
        <text:p/>
      </draw:rect>
      <draw:rect draw:style-name="Mgr8" draw:text-style-name="MP3" draw:layer="backgroundobjects" svg:width="0.054cm" svg:height="7.02cm" draw:transform="rotate (1.5707963267946) translate (20.975cm 8.671cm)">
        <text:p/>
      </draw:rect>
      <draw:rect draw:style-name="Mgr8" draw:text-style-name="MP3" draw:layer="backgroundobjects" svg:width="0.054cm" svg:height="7.02cm" draw:transform="rotate (1.5707963267946) translate (20.975cm 10.071cm)">
        <text:p/>
      </draw:rect>
      <draw:rect draw:style-name="Mgr8" draw:text-style-name="MP3" draw:layer="backgroundobjects" svg:width="0.054cm" svg:height="7.02cm" draw:transform="rotate (1.5707963267946) translate (20.975cm 11.471cm)">
        <text:p/>
      </draw:rect>
      <draw:rect draw:style-name="Mgr8" draw:text-style-name="MP3" draw:layer="backgroundobjects" svg:width="0.054cm" svg:height="7.02cm" draw:transform="rotate (1.5707963267946) translate (20.975cm 12.871cm)">
        <text:p/>
      </draw:rect>
      <draw:rect draw:style-name="Mgr8" draw:text-style-name="MP3" draw:layer="backgroundobjects" svg:width="0.054cm" svg:height="7.02cm" draw:transform="rotate (1.5707963267946) translate (20.975cm 14.271cm)">
        <text:p/>
      </draw:rect>
      <draw:rect draw:style-name="Mgr8" draw:text-style-name="MP3" draw:layer="backgroundobjects" svg:width="0.054cm" svg:height="7.02cm" draw:transform="rotate (1.5707963267946) translate (20.975cm 15.671cm)">
        <text:p/>
      </draw:rect>
      <draw:rect draw:style-name="Mgr8" draw:text-style-name="MP3" draw:layer="backgroundobjects" svg:width="0.054cm" svg:height="7.02cm" draw:transform="rotate (1.5707963267946) translate (20.975cm 17.071cm)">
        <text:p/>
      </draw:rect>
      <draw:rect draw:style-name="Mgr8" draw:text-style-name="MP3" draw:layer="backgroundobjects" svg:width="0.054cm" svg:height="7.02cm" draw:transform="rotate (1.5707963267946) translate (20.975cm 18.471cm)">
        <text:p/>
      </draw:rect>
      <draw:rect draw:style-name="Mgr8" draw:text-style-name="MP3" draw:layer="backgroundobjects" svg:width="0.054cm" svg:height="7.02cm" draw:transform="rotate (1.5707963267946) translate (20.975cm 19.871cm)">
        <text:p/>
      </draw:rect>
      <presentation:notes style:page-layout-name="PM0">
        <draw:rect draw:style-name="Mgr9" draw:text-style-name="MP3" draw:layer="backgroundobjects" svg:width="18.529cm" svg:height="27cm" svg:x="0cm" svg:y="0cm">
          <text:p/>
        </draw:rect>
        <draw:page-thumbnail presentation:style-name="Slide-title" draw:layer="backgroundobjects" svg:width="13.794cm" svg:height="10.8cm" svg:x="2.47cm" svg:y="2.25cm" presentation:class="page"/>
        <draw:frame presentation:style-name="Slide-notes" draw:layer="backgroundobjects" svg:width="15.235cm" svg:height="11.024cm" svg:x="1.852cm" svg:y="14.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0H38M46S</meta:editing-duration>
    <meta:editing-cycles>2</meta:editing-cycles>
    <dc:date>2009-01-25T18:28:48</dc:date>
    <dc:creator>Андрей Ерёменок</dc:creator>
    <meta:document-statistic meta:object-count="39"/>
    <meta:generator>OpenOffice.org/3.0$Linux OpenOffice.org_project/300m9$Build-9358</meta:generator>
  </office:meta>
</office:document-meta>
</file>